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13.84pt"/>
    </style:style>
    <style:style style:name="co5" style:family="table-column">
      <style:table-column-properties fo:break-before="auto" style:column-width="301.69pt"/>
    </style:style>
    <style:style style:name="co6" style:family="table-column">
      <style:table-column-properties fo:break-before="auto" style:column-width="119.14pt"/>
    </style:style>
    <style:style style:name="co7" style:family="table-column">
      <style:table-column-properties fo:break-before="auto" style:column-width="335.31pt"/>
    </style:style>
    <style:style style:name="co8" style:family="table-column">
      <style:table-column-properties fo:break-before="auto" style:column-width="256.14pt"/>
    </style:style>
    <style:style style:name="co9" style:family="table-column">
      <style:table-column-properties fo:break-before="auto" style:column-width="165.46pt"/>
    </style:style>
    <style:style style:name="co10" style:family="table-column">
      <style:table-column-properties fo:break-before="auto" style:column-width="194.4pt"/>
    </style:style>
    <style:style style:name="co11" style:family="table-column">
      <style:table-column-properties fo:break-before="auto" style:column-width="170.31pt"/>
    </style:style>
    <style:style style:name="co12" style:family="table-column">
      <style:table-column-properties fo:break-before="auto" style:column-width="139.41pt"/>
    </style:style>
    <style:style style:name="co13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8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ce1"/>
        <table:table-column table:style-name="co4" table:number-columns-repeated="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nitum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conitum</text:p>
          </table:table-cell>
          <table:table-cell table:number-columns-repeated="4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conitum lycoctonum subsp. neapolitanum (Ten.) Nyman</text:p>
          </table:table-cell>
          <table:table-cell office:value-type="string" calcext:value-type="string">
            <text:p>(Ten.) Nyman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conitum</text:p>
          </table:table-cell>
          <table:table-cell office:value-type="string" calcext:value-type="string">
            <text:p>parvifoli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conitum pyrenaicum subsp. lamarckii (Rchb.) O. Bolös &amp; Vigo</text:p>
          </table:table-cell>
          <table:table-cell office:value-type="string" calcext:value-type="string">
            <text:p>(Rchb.) O. Bolös &amp; Vigo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conitum</text:p>
          </table:table-cell>
          <table:table-cell office:value-type="string" calcext:value-type="string">
            <text:p>pyrenaicum</text:p>
          </table:table-cell>
          <table:table-cell office:value-type="string" calcext:value-type="string">
            <text:p>lamarck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office:value-type="string" calcext:value-type="string">
            <text:p><text:span text:style-name="T1">Test for duplicate infraspecies SYN-SYN (same parent, same</text:span> authors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onitum pyrenaicum subsp. lamarckii (Rchb.) O. Bolös &amp; Vigo</text:p>
          </table:table-cell>
          <table:table-cell office:value-type="string" calcext:value-type="string">
            <text:p>(Rchb.) O. Bolös &amp; Vigo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conitum</text:p>
          </table:table-cell>
          <table:table-cell office:value-type="string" calcext:value-type="string">
            <text:p>pyrenaicum</text:p>
          </table:table-cell>
          <table:table-cell office:value-type="string" calcext:value-type="string">
            <text:p>lamarck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office:value-type="string" calcext:value-type="string">
            <text:p><text:span text:style-name="T1">Test for duplicate infraspecies SYN-SYN (same parent, same</text:span> authors)</text:p>
          </table:table-cell>
        </table:table-row>
        <table:table-row table:style-name="ro1" table:number-rows-repeated="104857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ameRel" table:style-name="ta1"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9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<text:span text:style-name="T1">Test for duplicate infraspecies SYN-SYN (same parent, same</text:span> authors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<text:span text:style-name="T1">Test for duplicate infraspecies SYN-SYN (same parent, same</text:span> authors)</text:p>
          </table:table-cell>
        </table:table-row>
      </table:table>
      <table:table table:name="Taxon" table:style-name="ta1">
        <table:table-column table:style-name="co12" table:number-columns-repeated="6" table:default-cell-style-name="Default"/>
        <table:table-column table:style-name="co12" table:default-cell-style-name="ce5"/>
        <table:table-column table:style-name="co12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date" office:date-value="2019-01-11" calcext:value-type="date">
            <text:p>2019-01-1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SD141</text:p>
          </table:table-cell>
          <table:table-cell/>
          <table:table-cell office:value-type="date" office:date-value="2019-01-11" calcext:value-type="date">
            <text:p>2019-01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VernacularName" table:style-name="ta1">
        <table:table-column table:style-name="co13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15:01:06.5027144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1T15:03:56.849119166</dc:date>
    <meta:editing-duration>PT31M46S</meta:editing-duration>
    <meta:editing-cycles>7</meta:editing-cycles>
    <meta:generator>LibreOffice/6.0.7.3$Linux_X86_64 LibreOffice_project/00m0$Build-3</meta:generator>
    <meta:document-statistic meta:table-count="9" meta:cell-count="118" meta:object-count="0"/>
  </office:meta>
</office:document-meta>
</file>